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3" style:family="graphic" style:parent-style-name="standard">
      <style:graphic-properties svg:stroke-width="0.2cm" draw:marker-start-width="0.6cm" draw:marker-end="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cm" svg:height="2.5cm" svg:x="2.2cm" svg:y="10.4cm">
          <text:p text:style-name="P1"><text:span text:style-name="T1">state + </text:span></text:p>
          <text:p text:style-name="P1"><text:span text:style-name="T1">outbound</text:span></text:p>
          <text:p text:style-name="P1"><text:span text:style-name="T1"><text:s/></text:span><text:span text:style-name="T1">messag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olygon draw:style-name="gr2" draw:text-style-name="P2" draw:id="id1" draw:layer="layout" svg:width="4.499cm" svg:height="4.499cm" svg:x="2cm" svg:y="9.5cm" svg:viewBox="0 0 4500 4500" draw:points="0,0 4500,0 4500,4500 0,4500">
          <text:p/>
        </draw:polygon>
        <draw:polygon draw:style-name="gr2" draw:text-style-name="P2" draw:id="id2" draw:layer="layout" svg:width="2.299cm" svg:height="3.999cm" svg:x="12.1cm" svg:y="9.7cm" svg:viewBox="0 0 2300 4000" draw:points="0,0 2300,0 2300,4000 0,4000">
          <text:p/>
        </draw:polygon>
        <draw:connector draw:style-name="gr3" draw:text-style-name="P2" draw:layer="layout" draw:type="line" svg:x1="6.5cm" svg:y1="11.75cm" svg:x2="12.1cm" svg:y2="11.7cm" draw:start-shape="id1" draw:start-glue-point="1" draw:end-shape="id2" draw:end-glue-point="3" svg:d="m6500 11750 5600-50">
          <text:p/>
        </draw:connector>
        <draw:polygon draw:style-name="gr2" draw:text-style-name="P2" draw:id="id3" draw:layer="layout" svg:width="2.299cm" svg:height="1.999cm" svg:x="3.1cm" svg:y="16.5cm" svg:viewBox="0 0 2300 2000" draw:points="0,0 2300,0 2300,2000 0,2000">
          <text:p/>
        </draw:polygon>
        <draw:connector draw:style-name="gr3" draw:text-style-name="P2" draw:layer="layout" draw:type="line" svg:x1="4.25cm" svg:y1="16.5cm" svg:x2="4.25cm" svg:y2="14cm" draw:start-shape="id3" draw:start-glue-point="0" draw:end-shape="id1" svg:d="m4250 16500v-2500">
          <text:p/>
        </draw:connector>
        <draw:custom-shape draw:style-name="gr1" draw:text-style-name="P3" draw:layer="layout" svg:width="1.1cm" svg:height="1.4cm" svg:x="3.7cm" svg:y="12.6cm">
          <text:p text:style-name="P3"><text:span text:style-name="T2">X=32</text:span></text:p>
          <text:p text:style-name="P3"><text:span text:style-name="T2">m=4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" draw:text-style-name="P3" draw:layer="layout" svg:width="1.8cm" svg:height="1.2cm" svg:x="7cm" svg:y="10.9cm">
          <text:p text:style-name="P3"><text:span text:style-name="T2">x=42</text:span></text:p>
          <text:p text:style-name="P3"><text:span text:style-name="T2">m=1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" draw:text-style-name="P3" draw:layer="layout" svg:width="1.8cm" svg:height="1.2cm" svg:x="9.3cm" svg:y="10.9cm">
          <text:p text:style-name="P3"><text:span text:style-name="T2">x=42</text:span></text:p>
          <text:p text:style-name="P3"><text:span text:style-name="T2">m=1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" draw:text-style-name="P3" draw:layer="layout" svg:width="1.8cm" svg:height="1.2cm" svg:x="4.6cm" svg:y="9.8cm">
          <text:p text:style-name="P3"><text:span text:style-name="T2">x=42</text:span></text:p>
          <text:p text:style-name="P3"><text:span text:style-name="T2">m=3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" draw:text-style-name="P3" draw:layer="layout" svg:width="1.8cm" svg:height="1.2cm" svg:x="4.2cm" svg:y="9.8cm">
          <text:p text:style-name="P3"><text:span text:style-name="T2">x=42</text:span></text:p>
          <text:p text:style-name="P3"><text:span text:style-name="T2">m=4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" draw:text-style-name="P3" draw:layer="layout" svg:width="1.8cm" svg:height="1.2cm" svg:x="3.6cm" svg:y="9.8cm">
          <text:p text:style-name="P3"><text:span text:style-name="T2">x=42</text:span></text:p>
          <text:p text:style-name="P3"><text:span text:style-name="T2">M=5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" draw:text-style-name="P3" draw:layer="layout" svg:width="1.8cm" svg:height="1.2cm" svg:x="3.1cm" svg:y="9.8cm">
          <text:p text:style-name="P3"><text:span text:style-name="T2">x=42</text:span></text:p>
          <text:p text:style-name="P3"><text:span text:style-name="T2">m=6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" draw:text-style-name="P3" draw:layer="layout" svg:width="1.1cm" svg:height="1.4cm" svg:x="3.5cm" svg:y="14.6cm">
          <text:p text:style-name="P3"><text:span text:style-name="T2">X=32</text:span></text:p>
          <text:p text:style-name="P3"><text:span text:style-name="T2">m=4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09T11:19:16.98</meta:creation-date>
    <dc:date>2010-06-09T12:08:07.28</dc:date>
    <meta:editing-duration>PT00H43M05S</meta:editing-duration>
    <meta:editing-cycles>6</meta:editing-cycles>
    <meta:generator>OpenOffice.org/3.0$Win32 OpenOffice.org_project/300m15$Build-9379</meta:generator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